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801c"/>
    </style:style>
    <style:style style:name="P2" style:family="paragraph" style:parent-style-name="Standard">
      <style:text-properties officeooo:rsid="0010801c" officeooo:paragraph-rsid="001080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аталог делится на разделы каталог товара и карточка товара </text:p>
      <text:p text:style-name="P2"/>
      <text:p text:style-name="P2">в каталоге товара есть корзина и оформления товара </text:p>
      <text:p text:style-name="P2">это вынести отдельно:</text:p>
      <text:p text:style-name="P2">новости </text:p>
      <text:p text:style-name="P2">акции</text:p>
      <text:p text:style-name="P2">контакты </text:p>
      <text:p text:style-name="P2">инф о магазине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9T08:43:49.828000000</dc:date>
    <meta:editing-duration>PT13M2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7" meta:word-count="26" meta:character-count="168" meta:non-whitespace-character-count="145"/>
  </office:meta>
</office:document-meta>
</file>